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s making the string "AAAAAAAAAAAAAA". <text:s/>If there are A atoms in the universe, the number of permutations of atoms with repetition allowed is simply A!. <text:s/>This is explained by shuffling the atoms around the list of atoms like three atoms ABC-&gt;BAC-&gt;BCA, which is three permutations. <text:s/>Then the second atom, B, can be moved around also three times like (BAC)-&gt;CBA-&gt;ACB-&gt;CAB, and finally C cannot be uniquely moved since it has been exchanged through all potential positions, thus <text:soft-page-break/>demonstrating the logic behind the plugged in value 3! (3*2) for the mathematical function A!. <text:s/>Thus, A! arrangements of A atom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0T19:38:12.087000000</dc:date>
    <meta:editing-duration>PT1H10M47S</meta:editing-duration>
    <meta:editing-cycles>68</meta:editing-cycles>
    <meta:generator>LibreOffice/7.2.1.2$Windows_X86_64 LibreOffice_project/87b77fad49947c1441b67c559c339af8f3517e22</meta:generator>
    <meta:document-statistic meta:table-count="0" meta:image-count="0" meta:object-count="0" meta:page-count="205" meta:paragraph-count="2523" meta:word-count="135347" meta:character-count="751761" meta:non-whitespace-character-count="609806"/>
  </office:meta>
</office:document-meta>
</file>